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&gt;</text:p>
      <text:p text:style-name="Standard">&lt;head&gt;</text:p>
      <text:p text:style-name="Standard">&lt;script&gt;</text:p>
      <text:p text:style-name="Standard">function setCookie(cname,cvalue,exdays) {</text:p>
      <text:p text:style-name="Standard"><text:s text:c="2"/>var d = new Date();</text:p>
      <text:p text:style-name="Standard"><text:s text:c="2"/>d.setTime(d.getTime() + (exdays*24*60*60*1000));</text:p>
      <text:p text:style-name="Standard"><text:s text:c="2"/>var expires = "expires=" + d.toGMTString();</text:p>
      <text:p text:style-name="Standard"><text:s text:c="2"/>document.cookie = cname + "=" + cvalue + ";" + expires + ";path=/";</text:p>
      <text:p text:style-name="Standard">}</text:p>
      <text:p text:style-name="Standard"/>
      <text:p text:style-name="Standard">function getCookie(cname) {</text:p>
      <text:p text:style-name="Standard"><text:s text:c="2"/>var name = cname + "=";</text:p>
      <text:p text:style-name="Standard"><text:s text:c="2"/>var decodedCookie = decodeURIComponent(document.cookie);</text:p>
      <text:p text:style-name="Standard"><text:s text:c="2"/>var ca = decodedCookie.split(';');</text:p>
      <text:p text:style-name="Standard"><text:s text:c="2"/>for(var i = 0; i &lt; ca.length; i++) {</text:p>
      <text:p text:style-name="Standard"><text:s text:c="4"/>var c = ca[i];</text:p>
      <text:p text:style-name="Standard"><text:s text:c="4"/>while (c.charAt(0) == ' ') {</text:p>
      <text:p text:style-name="Standard"><text:s text:c="6"/>c = c.substring(1);</text:p>
      <text:p text:style-name="Standard"><text:s text:c="4"/>}</text:p>
      <text:p text:style-name="Standard"><text:s text:c="4"/>if (c.indexOf(name) == 0) {</text:p>
      <text:p text:style-name="Standard"><text:s text:c="6"/>return c.substring(name.length, c.length);</text:p>
      <text:p text:style-name="Standard"><text:s text:c="4"/>}</text:p>
      <text:p text:style-name="Standard"><text:s text:c="2"/>}</text:p>
      <text:p text:style-name="Standard"><text:s text:c="2"/>return "";</text:p>
      <text:p text:style-name="Standard">}</text:p>
      <text:p text:style-name="Standard"/>
      <text:p text:style-name="Standard">function checkCookie() {</text:p>
      <text:p text:style-name="Standard"><text:s text:c="2"/>var user=getCookie("username");</text:p>
      <text:p text:style-name="Standard"><text:s text:c="2"/>if (user != "") {</text:p>
      <text:p text:style-name="Standard"><text:s text:c="4"/>alert("Welcome again " + user);</text:p>
      <text:p text:style-name="Standard"><text:s text:c="2"/>} else {</text:p>
      <text:p text:style-name="Standard"><text:s text:c="5"/>user = prompt("Please enter your name:","");</text:p>
      <text:p text:style-name="Standard"><text:s text:c="5"/>if (user != "" &amp;&amp; user != null) {</text:p>
      <text:p text:style-name="Standard"><text:s text:c="7"/>setCookie("username", user, 30);</text:p>
      <text:p text:style-name="Standard"><text:s text:c="5"/>}</text:p>
      <text:p text:style-name="Standard"><text:s text:c="2"/>}</text:p>
      <text:p text:style-name="Standard">}</text:p>
      <text:p text:style-name="Standard">&lt;/script&gt;</text:p>
      <text:p text:style-name="Standard">&lt;/head&gt;</text:p>
      <text:p text:style-name="Standard"/>
      <text:p text:style-name="Standard">&lt;body onload="checkCookie()"&gt;&lt;/body&gt;</text:p>
      <text:p text:style-name="Standard"/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6:04:16.800076559</meta:creation-date>
    <dc:date>2019-03-03T16:04:36.009670541</dc:date>
    <meta:editing-duration>PT19S</meta:editing-duration>
    <meta:editing-cycles>1</meta:editing-cycles>
    <meta:document-statistic meta:table-count="0" meta:image-count="0" meta:object-count="0" meta:page-count="1" meta:paragraph-count="40" meta:word-count="133" meta:character-count="942" meta:non-whitespace-character-count="763"/>
    <meta:generator>LibreOffice/6.0.7.3$Linux_X86_64 LibreOffice_project/00m0$Build-3</meta:generator>
  </office:meta>
</office:document-meta>
</file>